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0.3429in"/>
    </style:style>
    <style:style style:name="co17" style:family="table-column">
      <style:table-column-properties fo:break-before="auto" style:column-width="4.4799in"/>
    </style:style>
    <style:style style:name="co10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335in"/>
    </style:style>
    <style:style style:name="co5" style:family="table-column">
      <style:table-column-properties fo:break-before="auto" style:column-width="0.2626in"/>
    </style:style>
    <style:style style:name="co6" style:family="table-column">
      <style:table-column-properties fo:break-before="auto" style:column-width="0.4819in"/>
    </style:style>
    <style:style style:name="co7" style:family="table-column">
      <style:table-column-properties fo:break-before="auto" style:column-width="0.1311in"/>
    </style:style>
    <style:style style:name="co8" style:family="table-column">
      <style:table-column-properties fo:break-before="auto" style:column-width="0.6583in"/>
    </style:style>
    <style:style style:name="co9" style:family="table-column">
      <style:table-column-properties fo:break-before="auto" style:column-width="3.2591in"/>
    </style:style>
    <style:style style:name="co11" style:family="table-column">
      <style:table-column-properties fo:break-before="auto" style:column-width="0.7374in"/>
    </style:style>
    <style:style style:name="co12" style:family="table-column">
      <style:table-column-properties fo:break-before="auto" style:column-width="0.7209in"/>
    </style:style>
    <style:style style:name="co13" style:family="table-column">
      <style:table-column-properties fo:break-before="auto" style:column-width="0.7819in"/>
    </style:style>
    <style:style style:name="co14" style:family="table-column">
      <style:table-column-properties fo:break-before="auto" style:column-width="0.2264in"/>
    </style:style>
    <style:style style:name="co15" style:family="table-column">
      <style:table-column-properties fo:break-before="auto" style:column-width="0.8291in"/>
    </style:style>
    <style:style style:name="co18" style:family="table-column">
      <style:table-column-properties fo:break-before="auto" style:column-width="0.6508in"/>
    </style:style>
    <style:style style:name="co19" style:family="table-column">
      <style:table-column-properties fo:break-before="auto" style:column-width="0.839in"/>
    </style:style>
    <style:style style:name="co20" style:family="table-column">
      <style:table-column-properties fo:break-before="auto" style:column-width="0.1425in"/>
    </style:style>
    <style:style style:name="co21" style:family="table-column">
      <style:table-column-properties fo:break-before="auto" style:column-width="0.4839in"/>
    </style:style>
    <style:style style:name="co22" style:family="table-column">
      <style:table-column-properties fo:break-before="auto" style:column-width="0.7602in"/>
    </style:style>
    <style:style style:name="ro6" style:family="table-row">
      <style:table-row-properties style:row-height="0.3346in" fo:break-before="auto" style:use-optimal-row-height="true"/>
    </style:style>
    <style:style style:name="ro4" style:family="table-row">
      <style:table-row-properties style:row-height="0.3252in" fo:break-before="auto" style:use-optimal-row-height="true"/>
    </style:style>
    <style:style style:name="ro7" style:family="table-row">
      <style:table-row-properties style:row-height="0.3252in" fo:break-before="auto" style:use-optimal-row-height="true"/>
    </style:style>
    <style:style style:name="ro1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1693in" fo:break-before="auto" style:use-optimal-row-height="true"/>
    </style:style>
    <style:style style:name="ro9" style:family="table-row">
      <style:table-row-properties style:row-height="0.1772in" fo:break-before="auto" style:use-optimal-row-height="true"/>
    </style:style>
    <style:style style:name="ro10" style:family="table-row">
      <style:table-row-properties style:row-height="0.4799in" fo:break-before="auto" style:use-optimal-row-height="true"/>
    </style:style>
    <style:style style:name="ro11" style:family="table-row">
      <style:table-row-properties style:row-height="1.4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4" style:family="table-cell" style:parent-style-name="Default">
      <style:table-cell-properties fo:background-color="#ffffff" fo:wrap-option="no-wrap"/>
      <style:text-properties style:text-position="" fo:font-size="20pt" style:font-size-asian="20pt" style:font-size-complex="20pt" fo:hyphenate="true"/>
    </style:style>
    <style:style style:name="ce45" style:family="table-cell" style:parent-style-name="Default">
      <style:table-cell-properties fo:background-color="#ffffff"/>
      <style:text-properties style:text-position=""/>
    </style:style>
    <style:style style:name="ce46" style:family="table-cell" style:parent-style-name="Default">
      <style:table-cell-properties fo:background-color="#ffffff" fo:wrap-option="wrap"/>
      <style:text-properties style:text-position="" fo:hyphenate="true"/>
    </style:style>
    <style:style style:name="ce47" style:family="table-cell" style:parent-style-name="Default">
      <style:table-cell-properties fo:wrap-option="wrap"/>
      <style:text-properties style:text-position="" fo:hyphenate="true"/>
    </style:style>
    <style:style style:name="ce5" style:family="table-cell" style:parent-style-name="Default">
      <style:table-cell-properties fo:background-color="#ffffff"/>
      <style:text-properties style:font-name="Arial" fo:font-size="10pt" style:font-size-asian="10pt" style:font-size-complex="10pt"/>
    </style:style>
    <style:style style:name="ce6" style:family="table-cell" style:parent-style-name="Default"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ackground-color="#000080"/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0000ff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font-relief="none" fo:hyphenate="true"/>
    </style:style>
    <style:style style:name="ce10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11" style:family="table-cell" style:parent-style-name="Default">
      <style:table-cell-properties fo:background-color="#000080" style:text-align-source="fix" style:repeat-content="false" fo:wrap-option="wra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 fo:hyphenate="true"/>
    </style:style>
    <style:style style:name="ce12" style:family="table-cell" style:parent-style-name="Default">
      <style:table-cell-properties fo:background-color="#0000ff" style:text-align-source="fix" style:repeat-content="false" fo:wrap-option="wrap"/>
      <style:paragraph-properties fo:text-align="start"/>
      <style:text-properties style:font-name="Arial" fo:font-size="10pt" style:font-size-asian="10pt" style:font-size-complex="10pt" fo:hyphenate="true"/>
    </style:style>
    <style:style style:name="ce13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US" style:text-underline-mode="continuous" style:text-overline-mode="continuous" style:text-line-through-mode="continuous" style:font-name-asian="Helvetica" style:font-size-asian="11pt" style:language-asian="en" style:country-asian="US" style:font-name-complex="Helvetica" style:font-size-complex="11pt" style:language-complex="en" style:country-complex="US" style:font-relief="none" fo:hyphenate="true"/>
    </style:style>
    <style:style style:name="ce14" style:family="table-cell" style:parent-style-name="Default" style:data-style-name="N125">
      <style:table-cell-properties fo:background-color="#000080"/>
      <style:text-properties style:font-name="Arial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29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16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17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18" style:family="table-cell" style:parent-style-name="Default" style:data-style-name="N125">
      <style:table-cell-properties fo:background-color="#0000ff"/>
      <style:text-properties style:font-name="Arial" fo:font-size="10pt" style:font-size-asian="10pt" style:font-size-complex="10pt"/>
    </style:style>
    <style:style style:name="ce19" style:family="table-cell" style:parent-style-name="Default" style:data-style-name="N127">
      <style:text-properties style:font-name="Arial" fo:font-size="10pt" style:font-size-asian="10pt" style:font-size-complex="10pt"/>
    </style:style>
    <style:style style:name="ce20" style:family="table-cell" style:parent-style-name="Default" style:data-style-name="N127">
      <style:table-cell-properties fo:background-color="#e6e6e6"/>
      <style:text-properties style:font-name="Arial" fo:font-size="10pt" style:font-size-asian="10pt" style:font-size-complex="10pt"/>
    </style:style>
    <style:style style:name="ce21" style:family="table-cell" style:parent-style-name="Default" style:data-style-name="N128">
      <style:table-cell-properties fo:background-color="#0000ff"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US" style:text-underline-mode="continuous" style:text-overline-mode="continuous" style:text-line-through-mode="continuous" style:font-name-asian="Helvetica" style:font-size-asian="10pt" style:language-asian="en" style:country-asian="US" style:font-size-complex="10pt" style:language-complex="en" style:country-complex="US" style:font-relief="none" fo:hyphenate="true"/>
    </style:style>
    <style:style style:name="ce25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font-relief="none" fo:hyphenate="true"/>
    </style:style>
    <style:style style:name="ce26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29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28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9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0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1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2" style:family="table-cell" style:parent-style-name="Default">
      <style:table-cell-properties fo:background-color="#000080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US" style:text-underline-mode="continuous" style:text-overline-mode="continuous" style:text-line-through-mode="continuous" style:font-name-asian="Arial" style:font-size-asian="10pt" style:language-asian="en" style:country-asian="US" style:font-name-complex="Arial" style:font-size-complex="10pt" style:language-complex="en" style:country-complex="US" style:font-relief="none" fo:hyphenate="true"/>
    </style:style>
    <style:style style:name="ce35" style:family="table-cell" style:parent-style-name="Default" style:data-style-name="N129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36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7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8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9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40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41" style:family="table-cell" style:parent-style-name="Default">
      <style:table-cell-properties fo:background-color="#e6e6e6"/>
      <style:text-properties style:font-name="Arial" fo:font-size="10pt" style:font-size-asian="10pt" style:font-size-complex="10pt"/>
    </style:style>
    <style:style style:name="ce42" style:family="table-cell" style:parent-style-name="Default" style:data-style-name="N127">
      <style:table-cell-properties fo:background-color="#ffffff"/>
      <style:text-properties style:font-name="Arial" fo:font-size="10pt" style:font-size-asian="10pt" style:font-size-complex="10pt"/>
    </style:style>
    <style:style style:name="ce43" style:family="table-cell" style:parent-style-name="Default"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49" style:family="table-cell" style:parent-style-name="Default" style:data-style-name="N129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50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1" style:family="table-cell" style:parent-style-name="Default" style:data-style-name="N125">
      <style:table-cell-properties fo:background-color="#ffffff" style:vertical-align="top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2" style:family="table-cell" style:parent-style-name="Default" style:data-style-name="N125">
      <style:table-cell-properties fo:background-color="#e6e6e6" style:vertical-align="top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3" style:family="table-cell" style:parent-style-name="Default">
      <style:table-cell-properties fo:background-color="#ffffff" style:vertical-align="top"/>
      <style:text-properties style:font-name="Arial" fo:font-size="10pt" style:font-size-asian="10pt" style:font-size-complex="10pt"/>
    </style:style>
    <style:style style:name="ce54" style:family="table-cell" style:parent-style-name="Default">
      <style:table-cell-properties fo:background-color="#e6e6e6" style:vertical-align="top"/>
      <style:text-properties style:font-name="Arial" fo:font-size="10pt" style:font-size-asian="10pt" style:font-size-complex="10pt"/>
    </style:style>
    <style:style style:name="ce55" style:family="table-cell" style:parent-style-name="Default" style:data-style-name="N127">
      <style:table-cell-properties style:vertical-align="top"/>
      <style:text-properties style:font-name="Arial" fo:font-size="10pt" style:font-size-asian="10pt" style:font-size-complex="10pt"/>
    </style:style>
    <style:style style:name="ce56" style:family="table-cell" style:parent-style-name="Default" style:data-style-name="N127">
      <style:table-cell-properties fo:background-color="#e6e6e6" style:vertical-align="top"/>
      <style:text-properties style:font-name="Arial" fo:font-size="10pt" style:font-size-asian="10pt" style:font-size-complex="10pt"/>
    </style:style>
    <style:style style:name="ce57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58" style:family="table-cell" style:parent-style-name="Default">
      <style:table-cell-properties fo:background-color="#e6e6e6" style:text-align-source="fix" style:repeat-content="fals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T7" style:family="text">
      <style:text-properties fo:font-weight="bold"/>
    </style:style>
    <style:style style:name="T2" style:family="text">
      <style:text-properties fo:color="#000000" style:text-outline="false" style:text-line-through-style="none" style:font-name="Helvetica" fo:font-size="10.5pt" fo:font-style="normal" fo:text-shadow="none" style:text-underline-style="none" fo:font-weight="normal" style:font-name-asian="Helvetica" style:font-size-asian="10.5pt" style:font-style-asian="normal" style:font-weight-asian="normal" style:font-name-complex="Helvetica" style:font-size-complex="10.5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style:font-name="Lucida Sans1" fo:font-size="9pt" fo:font-style="normal" fo:text-shadow="none" style:text-underline-style="none" fo:font-weight="normal" style:font-name-asian="Lucida Sans1" style:font-size-asian="9pt" style:font-style-asian="normal" style:font-weight-asian="normal" style:font-name-complex="Lucida Sans1" style:font-size-complex="9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WP7.1" table:style-name="ta1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0" table:number-columns-repeated="1013" table:default-cell-style-name="ce6"/>
        <table:table-row table:style-name="ro1">
          <table:table-cell table:style-name="ce5"/>
          <table:table-cell table:style-name="ce7" office:value-type="string">
            <text:p>T7.1</text:p>
          </table:table-cell>
          <table:table-cell table:style-name="ce7"/>
          <table:table-cell table:style-name="ce7" office:value-type="string">
            <text:p>Primary Tool Chain Analyses and Recommendations</text:p>
          </table:table-cell>
          <table:table-cell table:style-name="ce7"/>
          <table:table-cell table:style-name="ce11"/>
          <table:table-cell table:style-name="ce14" office:value-type="string">
            <text:p>Duration</text:p>
          </table:table-cell>
          <table:table-cell table:style-name="ce7"/>
          <table:table-cell table:style-name="ce7" office:value-type="string">
            <text:p>Complete?</text:p>
          </table:table-cell>
          <table:table-cell table:number-columns-repeated="1013"/>
        </table:table-row>
        <table:table-row table:style-name="ro8">
          <table:table-cell table:style-name="ce5" table:number-columns-repeated="2"/>
          <table:table-cell table:style-name="ce8" office:value-type="string">
            <text:p>T7.1.1</text:p>
          </table:table-cell>
          <table:table-cell table:style-name="ce8" office:value-type="string">
            <text:p>Identify and define the potential means of description</text:p>
          </table:table-cell>
          <table:table-cell table:style-name="ce8"/>
          <table:table-cell table:style-name="ce12"/>
          <table:table-cell table:style-name="ce15" office:value-type="float" office:value="6">
            <text:p>6 months</text:p>
          </table:table-cell>
          <table:table-cell table:style-name="ce18" table:formula="of:=MIN([.G3:.G10])" office:value-type="date" office:date-value="2012-11-01">
            <text:p>Nov-2012</text:p>
          </table:table-cell>
          <table:table-cell table:style-name="ce21" table:formula="of:=MAX([.G3:.G10])" office:value-type="date" office:date-value="2013-05-01">
            <text:p><text:s/>- May-2013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3];2);&quot;O7&quot;); &quot;←&quot;; &quot;→&quot;)" office:value-type="string" office:string-value="→">
            <text:p>→</text:p>
          </table:table-cell>
          <table:table-cell table:style-name="ce9" office:value-type="string">
            <text:p>WP2: <text:span text:style-name="T2">List of suitable means of description</text:span></text:p>
          </table:table-cell>
          <table:table-cell table:style-name="ce16" office:value-type="date" office:date-value="2012-11-01">
            <text:p>Nov-2012</text:p>
          </table:table-cell>
          <table:table-cell table:style-name="ce19" table:formula="of:=ORG.OPENOFFICE.MONTHS(&quot;6/1/2012&quot;;[.G3];0)" office:value-type="float" office:value="5">
            <text:p>T0+5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10" table:formula="of:=IF(EXACT(LEFT([.F4];2);&quot;O7&quot;); &quot;←&quot;; &quot;→&quot;)" office:value-type="string" office:string-value="→">
            <text:p>→</text:p>
          </table:table-cell>
          <table:table-cell table:style-name="ce10" office:value-type="string">
            <text:p>WP2: Small subset of ERTMS requirements that is representative</text:p>
          </table:table-cell>
          <table:table-cell table:style-name="ce17" office:value-type="date" office:date-value="2012-11-01">
            <text:p>Nov-2012</text:p>
          </table:table-cell>
          <table:table-cell table:style-name="ce20" table:formula="of:=ORG.OPENOFFICE.MONTHS(&quot;6/1/2012&quot;;[.G4];0)" office:value-type="float" office:value="5">
            <text:p>T0+5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5];2);&quot;O7&quot;); &quot;←&quot;; &quot;→&quot;)" office:value-type="string" office:string-value="→">
            <text:p>→</text:p>
          </table:table-cell>
          <table:table-cell table:style-name="ce13" office:value-type="string">
            <text:p>WP2: Preliminary requirements</text:p>
          </table:table-cell>
          <table:table-cell table:style-name="ce16" office:value-type="date" office:date-value="2012-12-01">
            <text:p>Dec-2012</text:p>
          </table:table-cell>
          <table:table-cell table:style-name="ce19" table:formula="of:=ORG.OPENOFFICE.MONTHS(&quot;6/1/2012&quot;;[.G5];0)" office:value-type="float" office:value="6">
            <text:p>T0+6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10" table:formula="of:=IF(EXACT(LEFT([.F6];2);&quot;O7&quot;); &quot;←&quot;; &quot;→&quot;)" office:value-type="string" office:string-value="→">
            <text:p>→</text:p>
          </table:table-cell>
          <table:table-cell table:style-name="ce10" office:value-type="string">
            <text:p>WP2: Requirements</text:p>
          </table:table-cell>
          <table:table-cell table:style-name="ce17" office:value-type="date" office:date-value="2013-03-01">
            <text:p>Mar-2013</text:p>
          </table:table-cell>
          <table:table-cell table:style-name="ce20" table:formula="of:=ORG.OPENOFFICE.MONTHS(&quot;6/1/2012&quot;;[.G6];0)" office:value-type="float" office:value="9">
            <text:p>T0+9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9" table:formula="of:=IF(EXACT(LEFT([.F7];2);&quot;O7&quot;); &quot;←&quot;; &quot;→&quot;)" office:value-type="string" office:string-value="←">
            <text:p>←</text:p>
          </table:table-cell>
          <table:table-cell table:style-name="ce13" office:value-type="string">
            <text:p>O7.1.1 Formal Model representing the sample spec, one for each candidate</text:p>
          </table:table-cell>
          <table:table-cell table:style-name="ce16" office:value-type="date" office:date-value="2013-03-01">
            <text:p>Mar-2013</text:p>
          </table:table-cell>
          <table:table-cell table:style-name="ce19" table:formula="of:=ORG.OPENOFFICE.MONTHS(&quot;6/1/2012&quot;;[.G7];0)" office:value-type="float" office:value="9">
            <text:p>T0+9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10" table:formula="of:=IF(EXACT(LEFT([.F8];2);&quot;O7&quot;); &quot;←&quot;; &quot;→&quot;)" office:value-type="string" office:string-value="←">
            <text:p>←</text:p>
          </table:table-cell>
          <table:table-cell table:style-name="ce10" office:value-type="string">
            <text:p>O7.1.2 Documentation of the changes to each means of description used (if any)</text:p>
          </table:table-cell>
          <table:table-cell table:style-name="ce17" office:value-type="date" office:date-value="2013-03-01">
            <text:p>Mar-2013</text:p>
          </table:table-cell>
          <table:table-cell table:style-name="ce20" table:formula="of:=ORG.OPENOFFICE.MONTHS(&quot;6/1/2012&quot;;[.G8];0)" office:value-type="float" office:value="9">
            <text:p>T0+9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9" table:formula="of:=IF(EXACT(LEFT([.F9];2);&quot;O7&quot;); &quot;←&quot;; &quot;→&quot;)" office:value-type="string" office:string-value="←">
            <text:p>←</text:p>
          </table:table-cell>
          <table:table-cell table:style-name="ce13" office:value-type="string">
            <text:p>O71.3 Evaluation of the models against the WP2 requirements</text:p>
          </table:table-cell>
          <table:table-cell table:style-name="ce16" office:value-type="date" office:date-value="2013-04-01">
            <text:p>Apr-2013</text:p>
          </table:table-cell>
          <table:table-cell table:style-name="ce19" table:formula="of:=ORG.OPENOFFICE.MONTHS(&quot;6/1/2012&quot;;[.G9];0)" office:value-type="float" office:value="10">
            <text:p>T0+10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10" table:formula="of:=IF(EXACT(LEFT([.F10];2);&quot;O7&quot;); &quot;←&quot;; &quot;→&quot;)" office:value-type="string" office:string-value="←">
            <text:p>←</text:p>
          </table:table-cell>
          <table:table-cell table:style-name="ce10" office:value-type="string">
            <text:p>O7.1.4 Decision on the final means of description choice(s)</text:p>
          </table:table-cell>
          <table:table-cell table:style-name="ce17" office:value-type="date" office:date-value="2013-05-01">
            <text:p>May-2013</text:p>
          </table:table-cell>
          <table:table-cell table:style-name="ce20" table:formula="of:=ORG.OPENOFFICE.MONTHS(&quot;6/1/2012&quot;;[.G10];0)" office:value-type="float" office:value="11">
            <text:p>T0+11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2"/>
          <table:table-cell table:style-name="ce8" office:value-type="string">
            <text:p>T7.1.2</text:p>
          </table:table-cell>
          <table:table-cell table:style-name="ce8" office:value-type="string">
            <text:p>Identify and compare existing modelling tools</text:p>
          </table:table-cell>
          <table:table-cell table:style-name="ce8" table:number-columns-repeated="2"/>
          <table:table-cell table:style-name="ce15" office:value-type="float" office:value="7">
            <text:p>7 months</text:p>
          </table:table-cell>
          <table:table-cell table:style-name="ce18" table:formula="of:=MIN([.G12:.G19])" office:value-type="date" office:date-value="2012-11-01">
            <text:p>Nov-2012</text:p>
          </table:table-cell>
          <table:table-cell table:style-name="ce21" table:formula="of:=MAX([.G12:.G19])" office:value-type="date" office:date-value="2013-06-01">
            <text:p><text:s/>- Jun-2013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9" table:formula="of:=IF(EXACT(LEFT([.F12];2);&quot;O7&quot;); &quot;←&quot;; &quot;→&quot;)" office:value-type="string" office:string-value="→">
            <text:p>→</text:p>
          </table:table-cell>
          <table:table-cell table:style-name="ce9" office:value-type="string">
            <text:p>WP2: List of suitable tools (based on State of the Art Analysis)</text:p>
          </table:table-cell>
          <table:table-cell table:style-name="ce16" office:value-type="date" office:date-value="2012-11-01">
            <text:p>Nov-2012</text:p>
          </table:table-cell>
          <table:table-cell table:style-name="ce19" table:formula="of:=ORG.OPENOFFICE.MONTHS(&quot;6/1/2012&quot;;[.G12];0)" office:value-type="float" office:value="5">
            <text:p>T0+5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10" table:formula="of:=IF(EXACT(LEFT([.F13];2);&quot;O7&quot;); &quot;←&quot;; &quot;→&quot;)" office:value-type="string" office:string-value="→">
            <text:p>→</text:p>
          </table:table-cell>
          <table:table-cell table:style-name="ce10" office:value-type="string">
            <text:p>WP2: Preliminary requirements</text:p>
          </table:table-cell>
          <table:table-cell table:style-name="ce16" office:value-type="date" office:date-value="2012-12-01">
            <text:p>Dec-2012</text:p>
          </table:table-cell>
          <table:table-cell table:style-name="ce20" table:formula="of:=ORG.OPENOFFICE.MONTHS(&quot;6/1/2012&quot;;[.G13];0)" office:value-type="float" office:value="6">
            <text:p>T0+6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14];2);&quot;O7&quot;); &quot;←&quot;; &quot;→&quot;)" office:value-type="string" office:string-value="→">
            <text:p>→</text:p>
          </table:table-cell>
          <table:table-cell table:style-name="ce9" office:value-type="string">
            <text:p>WP2: Requirements</text:p>
          </table:table-cell>
          <table:table-cell table:style-name="ce16" office:value-type="date" office:date-value="2013-03-01">
            <text:p>Mar-2013</text:p>
          </table:table-cell>
          <table:table-cell table:style-name="ce19" table:formula="of:=ORG.OPENOFFICE.MONTHS(&quot;6/1/2012&quot;;[.G14];0)" office:value-type="float" office:value="9">
            <text:p>T0+9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10" table:formula="of:=IF(EXACT(LEFT([.F15];2);&quot;O7&quot;); &quot;←&quot;; &quot;→&quot;)" office:value-type="string" office:string-value="←">
            <text:p>←</text:p>
          </table:table-cell>
          <table:table-cell table:style-name="ce10" office:value-type="string">
            <text:p>O7.1.5 Evaluation of tool and model for each prototype</text:p>
          </table:table-cell>
          <table:table-cell table:style-name="ce17" office:value-type="date" office:date-value="2013-04-01">
            <text:p>Apr-2013</text:p>
          </table:table-cell>
          <table:table-cell table:style-name="ce20" table:formula="of:=ORG.OPENOFFICE.MONTHS(&quot;6/1/2012&quot;;[.G15];0)" office:value-type="float" office:value="10">
            <text:p>T0+10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9" table:formula="of:=IF(EXACT(LEFT([.F16];2);&quot;O7&quot;); &quot;←&quot;; &quot;→&quot;)" office:value-type="string" office:string-value="←">
            <text:p>←</text:p>
          </table:table-cell>
          <table:table-cell table:style-name="ce9" office:value-type="string">
            <text:p>O7.1.6 Documentation of the changes to each tool (if any)</text:p>
          </table:table-cell>
          <table:table-cell table:style-name="ce16" office:value-type="date" office:date-value="2013-04-01">
            <text:p>Apr-2013</text:p>
          </table:table-cell>
          <table:table-cell table:style-name="ce19" table:formula="of:=ORG.OPENOFFICE.MONTHS(&quot;6/1/2012&quot;;[.G16];0)" office:value-type="float" office:value="10">
            <text:p>T0+10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10" table:formula="of:=IF(EXACT(LEFT([.F17];2);&quot;O7&quot;); &quot;←&quot;; &quot;→&quot;)" office:value-type="string" office:string-value="←">
            <text:p>←</text:p>
          </table:table-cell>
          <table:table-cell table:style-name="ce10" office:value-type="string">
            <text:p>O7.1.7 Evaluation of the tools against the WP2 requirements</text:p>
          </table:table-cell>
          <table:table-cell table:style-name="ce17" office:value-type="date" office:date-value="2013-05-01">
            <text:p>May-2013</text:p>
          </table:table-cell>
          <table:table-cell table:style-name="ce20" table:formula="of:=ORG.OPENOFFICE.MONTHS(&quot;6/1/2012&quot;;[.G17];0)" office:value-type="float" office:value="11">
            <text:p>T0+11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18];2);&quot;O7&quot;); &quot;←&quot;; &quot;→&quot;)" office:value-type="string" office:string-value="←">
            <text:p>←</text:p>
          </table:table-cell>
          <table:table-cell table:style-name="ce9" office:value-type="string">
            <text:p>O7.1.8 Decision on the final tool choice(s)</text:p>
          </table:table-cell>
          <table:table-cell table:style-name="ce16" office:value-type="date" office:date-value="2013-06-01">
            <text:p>Jun-2013</text:p>
          </table:table-cell>
          <table:table-cell table:style-name="ce19" table:formula="of:=ORG.OPENOFFICE.MONTHS(&quot;6/1/2012&quot;;[.G18];0)" office:value-type="float" office:value="12">
            <text:p>T0+12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10" office:value-type="string">
            <text:p>D </text:p>
          </table:table-cell>
          <table:table-cell table:style-name="ce10" office:value-type="string">
            <text:p>Report on the final choice(s) for the primary tool chain (means of description, tool and platform)</text:p>
          </table:table-cell>
          <table:table-cell table:style-name="ce17" office:value-type="date" office:date-value="2013-06-01">
            <text:p>Jun-2013</text:p>
          </table:table-cell>
          <table:table-cell table:style-name="ce20" table:formula="of:=ORG.OPENOFFICE.MONTHS(&quot;6/1/2012&quot;;[.G19];0)" office:value-type="float" office:value="12">
            <text:p>T0+12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2"/>
          <table:table-cell table:style-name="ce8" office:value-type="string">
            <text:p>T7.1.3</text:p>
          </table:table-cell>
          <table:table-cell table:style-name="ce8" office:value-type="string">
            <text:p>Identify the tool platform</text:p>
          </table:table-cell>
          <table:table-cell table:style-name="ce8" table:number-columns-repeated="2"/>
          <table:table-cell table:style-name="ce15" office:value-type="float" office:value="6">
            <text:p>6 months</text:p>
          </table:table-cell>
          <table:table-cell table:style-name="ce18" table:formula="of:=MIN([.G21:.G26])" office:value-type="date" office:date-value="2012-11-01">
            <text:p>Nov-2012</text:p>
          </table:table-cell>
          <table:table-cell table:style-name="ce21" table:formula="of:=MAX([.G21:.G26])" office:value-type="date" office:date-value="2013-05-01">
            <text:p><text:s/>- May-2013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9" table:formula="of:=IF(EXACT(LEFT([.F21];2);&quot;O7&quot;); &quot;←&quot;; &quot;→&quot;)" office:value-type="string" office:string-value="→">
            <text:p>→</text:p>
          </table:table-cell>
          <table:table-cell table:style-name="ce9" office:value-type="string">
            <text:p>List of target platforms, based on the tools being evaluated (1.2)</text:p>
          </table:table-cell>
          <table:table-cell table:style-name="ce16" office:value-type="date" office:date-value="2012-11-01">
            <text:p>Nov-2012</text:p>
          </table:table-cell>
          <table:table-cell table:style-name="ce19" table:formula="of:=ORG.OPENOFFICE.MONTHS(&quot;6/1/2012&quot;;[.G21];0)" office:value-type="float" office:value="5">
            <text:p>T0+5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10" table:formula="of:=IF(EXACT(LEFT([.F22];2);&quot;O7&quot;); &quot;←&quot;; &quot;→&quot;)" office:value-type="string" office:string-value="→">
            <text:p>→</text:p>
          </table:table-cell>
          <table:table-cell table:style-name="ce10" office:value-type="string">
            <text:p>WP2: Preliminary requirements</text:p>
          </table:table-cell>
          <table:table-cell table:style-name="ce17" office:value-type="date" office:date-value="2012-12-01">
            <text:p>Dec-2012</text:p>
          </table:table-cell>
          <table:table-cell table:style-name="ce20"/>
          <table:table-cell table:style-name="ce23"/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23];2);&quot;O7&quot;); &quot;←&quot;; &quot;→&quot;)" office:value-type="string" office:string-value="→">
            <text:p>→</text:p>
          </table:table-cell>
          <table:table-cell table:style-name="ce9" office:value-type="string">
            <text:p>WP2: Requirements</text:p>
          </table:table-cell>
          <table:table-cell table:style-name="ce16" office:value-type="date" office:date-value="2013-03-01">
            <text:p>Mar-2013</text:p>
          </table:table-cell>
          <table:table-cell table:style-name="ce19" table:formula="of:=ORG.OPENOFFICE.MONTHS(&quot;6/1/2012&quot;;[.G23];0)" office:value-type="float" office:value="9">
            <text:p>T0+9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10" table:formula="of:=IF(EXACT(LEFT([.F24];2);&quot;O7&quot;); &quot;←&quot;; &quot;→&quot;)" office:value-type="string" office:string-value="←">
            <text:p>←</text:p>
          </table:table-cell>
          <table:table-cell table:style-name="ce10" office:value-type="string">
            <text:p>O7.1.9 Evaluation of each tool platform against WP2 requirements, independent of target tool</text:p>
          </table:table-cell>
          <table:table-cell table:style-name="ce17" office:value-type="date" office:date-value="2013-04-01">
            <text:p>Apr-2013</text:p>
          </table:table-cell>
          <table:table-cell table:style-name="ce20" table:formula="of:=ORG.OPENOFFICE.MONTHS(&quot;6/1/2012&quot;;[.G24];0)" office:value-type="float" office:value="10">
            <text:p>T0+10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9" table:formula="of:=IF(EXACT(LEFT([.F25];2);&quot;O7&quot;); &quot;←&quot;; &quot;→&quot;)" office:value-type="string" office:string-value="←">
            <text:p>←</text:p>
          </table:table-cell>
          <table:table-cell table:style-name="ce9" office:value-type="string">
            <text:p>O7.1.10 Evaluation of tool platform in the context of specific target tools</text:p>
          </table:table-cell>
          <table:table-cell table:style-name="ce16" office:value-type="date" office:date-value="2013-05-01">
            <text:p>May-2013</text:p>
          </table:table-cell>
          <table:table-cell table:style-name="ce19" table:formula="of:=ORG.OPENOFFICE.MONTHS(&quot;6/1/2012&quot;;[.G25];0)" office:value-type="float" office:value="11">
            <text:p>T0+11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10" table:formula="of:=IF(EXACT(LEFT([.F26];2);&quot;O7&quot;); &quot;←&quot;; &quot;→&quot;)" office:value-type="string" office:string-value="←">
            <text:p>←</text:p>
          </table:table-cell>
          <table:table-cell table:style-name="ce10" office:value-type="string">
            <text:p>O7.1.11 Selection of Tool Platform (and reasoning)</text:p>
          </table:table-cell>
          <table:table-cell table:style-name="ce17" office:value-type="date" office:date-value="2013-05-01">
            <text:p>May-2013</text:p>
          </table:table-cell>
          <table:table-cell table:style-name="ce20" table:formula="of:=ORG.OPENOFFICE.MONTHS(&quot;6/1/2012&quot;;[.G26];0)" office:value-type="float" office:value="11">
            <text:p>T0+11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1" table:number-rows-repeated="104854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WP7.2" table:style-name="ta1" table:print-ranges="'WP7.2'.A1:'WP7.2'.I30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4" table:default-cell-style-name="ce6"/>
        <table:table-column table:style-name="co9" table:default-cell-style-name="ce6"/>
        <table:table-column table:style-name="co11" table:default-cell-style-name="ce6"/>
        <table:table-column table:style-name="co15" table:default-cell-style-name="ce6"/>
        <table:table-column table:style-name="co11" table:default-cell-style-name="ce33"/>
        <table:table-column table:style-name="co10" table:number-columns-repeated="1015" table:default-cell-style-name="ce6"/>
        <table:table-row table:style-name="ro1">
          <table:table-cell table:style-name="ce5"/>
          <table:table-cell table:style-name="ce7" office:value-type="string">
            <text:p>T7.2</text:p>
          </table:table-cell>
          <table:table-cell table:style-name="ce7"/>
          <table:table-cell table:style-name="ce7" office:value-type="string">
            <text:p>Secondary Tools Analyses and Recommendations</text:p>
          </table:table-cell>
          <table:table-cell table:style-name="ce7" table:number-columns-repeated="4"/>
          <table:table-cell table:style-name="ce32" office:value-type="string">
            <text:p>Complete?</text:p>
          </table:table-cell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8" office:value-type="string">
            <text:p>T7.2.1</text:p>
          </table:table-cell>
          <table:table-cell table:style-name="ce8" office:value-type="string">
            <text:p>Identify and define the supporting tools and methods</text:p>
          </table:table-cell>
          <table:table-cell table:style-name="ce8" table:number-columns-repeated="2"/>
          <table:table-cell table:style-name="ce27" office:value-type="float" office:value="7">
            <text:p>7 months</text:p>
          </table:table-cell>
          <table:table-cell table:style-name="ce18" table:formula="of:=MIN([.G3:.G9])" office:value-type="date" office:date-value="2012-11-01">
            <text:p>Nov-2012</text:p>
          </table:table-cell>
          <table:table-cell table:style-name="ce21" table:formula="of:=MAX([.G3:.G9])" office:value-type="date" office:date-value="2013-06-01">
            <text:p><text:s/>- Jun-2013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3];2);&quot;O7&quot;); &quot;←&quot;; &quot;→&quot;)" office:value-type="string" office:string-value="→">
            <text:p>→</text:p>
          </table:table-cell>
          <table:table-cell table:style-name="ce9" office:value-type="string">
            <text:p>WP2: <text:span text:style-name="T2">List of suitable means of description</text:span></text:p>
          </table:table-cell>
          <table:table-cell table:style-name="ce28" office:value-type="date" office:date-value="2012-11-01">
            <text:p>Nov-2012</text:p>
          </table:table-cell>
          <table:table-cell table:style-name="ce19" table:formula="of:=ORG.OPENOFFICE.MONTHS(&quot;6/1/2012&quot;;[.G3];0)" office:value-type="float" office:value="5">
            <text:p>T0+5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4];2);&quot;O7&quot;); &quot;←&quot;; &quot;→&quot;)" office:value-type="string" office:string-value="→">
            <text:p>→</text:p>
          </table:table-cell>
          <table:table-cell table:style-name="ce10" office:value-type="string">
            <text:p>WP2: Small subset of ERTMS requirements that is representative</text:p>
          </table:table-cell>
          <table:table-cell table:style-name="ce29" office:value-type="date" office:date-value="2012-11-01">
            <text:p>Nov-2012</text:p>
          </table:table-cell>
          <table:table-cell table:style-name="ce20" table:formula="of:=ORG.OPENOFFICE.MONTHS(&quot;6/1/2012&quot;;[.G4];0)" office:value-type="float" office:value="5">
            <text:p>T0+5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5];2);&quot;O7&quot;); &quot;←&quot;; &quot;→&quot;)" office:value-type="string" office:string-value="→">
            <text:p>→</text:p>
          </table:table-cell>
          <table:table-cell table:style-name="ce24" office:value-type="string">
            <text:p>WP2: Preliminary requirements</text:p>
          </table:table-cell>
          <table:table-cell table:style-name="ce28" office:value-type="date" office:date-value="2013-01-01">
            <text:p>Jan-2013</text:p>
          </table:table-cell>
          <table:table-cell table:style-name="ce19" table:formula="of:=ORG.OPENOFFICE.MONTHS(&quot;6/1/2012&quot;;[.G5];0)" office:value-type="float" office:value="7">
            <text:p>T0+7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6];2);&quot;O7&quot;); &quot;←&quot;; &quot;→&quot;)" office:value-type="string" office:string-value="→">
            <text:p>→</text:p>
          </table:table-cell>
          <table:table-cell table:style-name="ce10" office:value-type="string">
            <text:p>WP2: Definition of method / process</text:p>
          </table:table-cell>
          <table:table-cell table:style-name="ce30" office:value-type="date" office:date-value="2013-01-01">
            <text:p>Jan-2013</text:p>
          </table:table-cell>
          <table:table-cell table:style-name="ce20" table:formula="of:=ORG.OPENOFFICE.MONTHS(&quot;6/1/2012&quot;;[.G6];0)" office:value-type="float" office:value="7">
            <text:p>T0+7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9" table:formula="of:=IF(EXACT(LEFT([.F7];2);&quot;O7&quot;); &quot;←&quot;; &quot;→&quot;)" office:value-type="string" office:string-value="→">
            <text:p>→</text:p>
          </table:table-cell>
          <table:table-cell table:style-name="ce24" office:value-type="string">
            <text:p>I:O7.1.4: Decision of the final choice for the core language</text:p>
          </table:table-cell>
          <table:table-cell table:style-name="ce31" office:value-type="date" office:date-value="2013-05-01">
            <text:p>May-2013</text:p>
          </table:table-cell>
          <table:table-cell table:style-name="ce19" table:formula="of:=ORG.OPENOFFICE.MONTHS(&quot;6/1/2012&quot;;[.G7];0)" office:value-type="float" office:value="11">
            <text:p>T0+11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8];2);&quot;O7&quot;); &quot;←&quot;; &quot;→&quot;)" office:value-type="string" office:string-value="←">
            <text:p>←</text:p>
          </table:table-cell>
          <table:table-cell table:style-name="ce10" office:value-type="string">
            <text:p>O7.2.1 Evaluation of supporting tools and methods against the WP2 requirements and task 1 choices</text:p>
          </table:table-cell>
          <table:table-cell table:style-name="ce30" office:value-type="date" office:date-value="2013-06-01">
            <text:p>Jun-2013</text:p>
          </table:table-cell>
          <table:table-cell table:style-name="ce20" table:formula="of:=ORG.OPENOFFICE.MONTHS(&quot;6/1/2012&quot;;[.G8];0)" office:value-type="float" office:value="12">
            <text:p>T0+12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9];2);&quot;O7&quot;); &quot;←&quot;; &quot;→&quot;)" office:value-type="string" office:string-value="←">
            <text:p>←</text:p>
          </table:table-cell>
          <table:table-cell table:style-name="ce9" office:value-type="string">
            <text:p>O7.2.2 Decision on the supporting tools choice(s)</text:p>
          </table:table-cell>
          <table:table-cell table:style-name="ce31" office:value-type="date" office:date-value="2013-06-01">
            <text:p>Jun-2013</text:p>
          </table:table-cell>
          <table:table-cell table:style-name="ce19" table:formula="of:=ORG.OPENOFFICE.MONTHS(&quot;6/1/2012&quot;;[.G9];0)" office:value-type="float" office:value="12">
            <text:p>T0+12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office:value-type="string">
            <text:p>D </text:p>
          </table:table-cell>
          <table:table-cell table:style-name="ce10" office:value-type="string">
            <text:p>Report on all aspects of secondary tooling (results of T7.2)</text:p>
          </table:table-cell>
          <table:table-cell table:style-name="ce30" office:value-type="date" office:date-value="2013-10-01">
            <text:p>Oct-2013</text:p>
          </table:table-cell>
          <table:table-cell table:style-name="ce20" table:formula="of:=ORG.OPENOFFICE.MONTHS(&quot;6/1/2012&quot;;[.G10];0)" office:value-type="float" office:value="16">
            <text:p>T0+16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8" office:value-type="string">
            <text:p>T7.2.2</text:p>
          </table:table-cell>
          <table:table-cell table:style-name="ce8" office:value-type="string">
            <text:p>Model Transformation and Code Generation</text:p>
          </table:table-cell>
          <table:table-cell table:style-name="ce8" table:number-columns-repeated="2"/>
          <table:table-cell table:style-name="ce27" office:value-type="float" office:value="8">
            <text:p>8 months</text:p>
          </table:table-cell>
          <table:table-cell table:style-name="ce18" table:formula="of:=MIN([.G12:.G15])" office:value-type="date" office:date-value="2013-01-01">
            <text:p>Jan-2013</text:p>
          </table:table-cell>
          <table:table-cell table:style-name="ce21" table:formula="of:=MAX([.G12:.G15])" office:value-type="date" office:date-value="2013-09-01">
            <text:p><text:s/>- Sep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2];2);&quot;O7&quot;); &quot;←&quot;; &quot;→&quot;)" office:value-type="string" office:string-value="→">
            <text:p>→</text:p>
          </table:table-cell>
          <table:table-cell table:style-name="ce9" office:value-type="string">
            <text:p>WP2 Requirements</text:p>
          </table:table-cell>
          <table:table-cell table:style-name="ce31" office:value-type="date" office:date-value="2013-01-01">
            <text:p>Jan-2013</text:p>
          </table:table-cell>
          <table:table-cell table:style-name="ce19" table:formula="of:=ORG.OPENOFFICE.MONTHS(&quot;6/1/2012&quot;;[.G12];0)" office:value-type="float" office:value="7">
            <text:p>T0+7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13];2);&quot;O7&quot;); &quot;←&quot;; &quot;→&quot;)" office:value-type="string" office:string-value="→">
            <text:p>→</text:p>
          </table:table-cell>
          <table:table-cell table:style-name="ce25" office:value-type="string">
            <text:p>WP3-a Decision on the final language choice</text:p>
          </table:table-cell>
          <table:table-cell table:style-name="ce30" office:value-type="date" office:date-value="2013-05-01">
            <text:p>May-2013</text:p>
          </table:table-cell>
          <table:table-cell table:style-name="ce20" table:formula="of:=ORG.OPENOFFICE.MONTHS(&quot;6/1/2012&quot;;[.G13];0)" office:value-type="float" office:value="11">
            <text:p>T0+11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4];2);&quot;O7&quot;); &quot;←&quot;; &quot;→&quot;)" office:value-type="string" office:string-value="←">
            <text:p>←</text:p>
          </table:table-cell>
          <table:table-cell table:style-name="ce9" office:value-type="string">
            <text:p>O7.2.3 Model Transformation Strategy</text:p>
          </table:table-cell>
          <table:table-cell table:style-name="ce31" office:value-type="date" office:date-value="2013-09-01">
            <text:p>Sep-2013</text:p>
          </table:table-cell>
          <table:table-cell table:style-name="ce19" table:formula="of:=ORG.OPENOFFICE.MONTHS(&quot;6/1/2012&quot;;[.G14];0)" office:value-type="float" office:value="15">
            <text:p>T0+15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15];2);&quot;O7&quot;); &quot;←&quot;; &quot;→&quot;)" office:value-type="string" office:string-value="←">
            <text:p>←</text:p>
          </table:table-cell>
          <table:table-cell table:style-name="ce10" office:value-type="string">
            <text:p>O7.2.4 Code Generation Strategy</text:p>
          </table:table-cell>
          <table:table-cell table:style-name="ce30" office:value-type="date" office:date-value="2013-09-01">
            <text:p>Sep-2013</text:p>
          </table:table-cell>
          <table:table-cell table:style-name="ce20" table:formula="of:=ORG.OPENOFFICE.MONTHS(&quot;6/1/2012&quot;;[.G15];0)" office:value-type="float" office:value="15">
            <text:p>T0+15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8" office:value-type="string">
            <text:p>T7.2.3</text:p>
          </table:table-cell>
          <table:table-cell table:style-name="ce8" office:value-type="string">
            <text:p>Requirement traceability</text:p>
          </table:table-cell>
          <table:table-cell table:style-name="ce8" table:number-columns-repeated="2"/>
          <table:table-cell table:style-name="ce27" office:value-type="float" office:value="8">
            <text:p>8 months</text:p>
          </table:table-cell>
          <table:table-cell table:style-name="ce18" table:formula="of:=MIN([.G17:.G20])" office:value-type="date" office:date-value="2013-01-01">
            <text:p>Jan-2013</text:p>
          </table:table-cell>
          <table:table-cell table:style-name="ce21" table:formula="of:=MAX([.G17:.G20])" office:value-type="date" office:date-value="2013-09-01">
            <text:p><text:s/>- Sep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7];2);&quot;O7&quot;); &quot;←&quot;; &quot;→&quot;)" office:value-type="string" office:string-value="→">
            <text:p>→</text:p>
          </table:table-cell>
          <table:table-cell table:style-name="ce9" office:value-type="string">
            <text:p>WP2 Requirements</text:p>
          </table:table-cell>
          <table:table-cell table:style-name="ce31" office:value-type="date" office:date-value="2013-01-01">
            <text:p>Jan-2013</text:p>
          </table:table-cell>
          <table:table-cell table:style-name="ce20" table:formula="of:=ORG.OPENOFFICE.MONTHS(&quot;6/1/2012&quot;;[.G17];0)" office:value-type="float" office:value="7">
            <text:p>T0+7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18];2);&quot;O7&quot;); &quot;←&quot;; &quot;→&quot;)" office:value-type="string" office:string-value="→">
            <text:p>→</text:p>
          </table:table-cell>
          <table:table-cell table:style-name="ce25" office:value-type="string">
            <text:p>WP3-a Decision on the final language choice</text:p>
          </table:table-cell>
          <table:table-cell table:style-name="ce30" office:value-type="date" office:date-value="2013-05-01">
            <text:p>May-2013</text:p>
          </table:table-cell>
          <table:table-cell table:style-name="ce19" table:formula="of:=ORG.OPENOFFICE.MONTHS(&quot;6/1/2012&quot;;[.G18];0)" office:value-type="float" office:value="11">
            <text:p>T0+11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9];2);&quot;O7&quot;); &quot;←&quot;; &quot;→&quot;)" office:value-type="string" office:string-value="→">
            <text:p>→</text:p>
          </table:table-cell>
          <table:table-cell table:style-name="ce9" office:value-type="string">
            <text:p>WP2 Designer Wishes and Requirements</text:p>
          </table:table-cell>
          <table:table-cell table:style-name="ce31" office:value-type="date" office:date-value="2013-03-01">
            <text:p>Mar-2013</text:p>
          </table:table-cell>
          <table:table-cell table:style-name="ce20" table:formula="of:=ORG.OPENOFFICE.MONTHS(&quot;6/1/2012&quot;;[.G19];0)" office:value-type="float" office:value="9">
            <text:p>T0+9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20];2);&quot;O7&quot;); &quot;←&quot;; &quot;→&quot;)" office:value-type="string" office:string-value="←">
            <text:p>←</text:p>
          </table:table-cell>
          <table:table-cell table:style-name="ce10" office:value-type="string">
            <text:p>O7.2.5 Captured and organized designer requirements</text:p>
          </table:table-cell>
          <table:table-cell table:style-name="ce30" office:value-type="date" office:date-value="2013-09-01">
            <text:p>Sep-2013</text:p>
          </table:table-cell>
          <table:table-cell table:style-name="ce19" table:formula="of:=ORG.OPENOFFICE.MONTHS(&quot;6/1/2012&quot;;[.G20];0)" office:value-type="float" office:value="15">
            <text:p>T0+15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8" office:value-type="string">
            <text:p>T7.2.4</text:p>
          </table:table-cell>
          <table:table-cell table:style-name="ce8" office:value-type="string">
            <text:p>Validation and Verification Tools</text:p>
          </table:table-cell>
          <table:table-cell table:style-name="ce8" table:number-columns-repeated="2"/>
          <table:table-cell table:style-name="ce27" office:value-type="float" office:value="5">
            <text:p>5 months</text:p>
          </table:table-cell>
          <table:table-cell table:style-name="ce18" table:formula="of:=MIN([.G22:.G26])" office:value-type="date" office:date-value="2013-01-01">
            <text:p>Jan-2013</text:p>
          </table:table-cell>
          <table:table-cell table:style-name="ce21" table:formula="of:=MAX([.G22:.G26])" office:value-type="date" office:date-value="2013-06-01">
            <text:p><text:s/>- Jun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2];2);&quot;O7&quot;); &quot;←&quot;; &quot;→&quot;)" office:value-type="string" office:string-value="→">
            <text:p>→</text:p>
          </table:table-cell>
          <table:table-cell table:style-name="ce26" office:value-type="string">
            <text:p>WP2 Requirements</text:p>
          </table:table-cell>
          <table:table-cell table:style-name="ce31" office:value-type="date" office:date-value="2013-01-01">
            <text:p>Jan-2013</text:p>
          </table:table-cell>
          <table:table-cell table:style-name="ce19" table:formula="of:=ORG.OPENOFFICE.MONTHS(&quot;6/1/2012&quot;;[.G22];0)" office:value-type="float" office:value="7">
            <text:p>T0+7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3];2);&quot;O7&quot;); &quot;←&quot;; &quot;→&quot;)" office:value-type="string" office:string-value="→">
            <text:p>→</text:p>
          </table:table-cell>
          <table:table-cell table:style-name="ce25" office:value-type="string">
            <text:p>WP3b formalized API</text:p>
          </table:table-cell>
          <table:table-cell table:style-name="ce30" office:value-type="date" office:date-value="2013-03-01">
            <text:p>Mar-2013</text:p>
          </table:table-cell>
          <table:table-cell table:style-name="ce20" table:formula="of:=ORG.OPENOFFICE.MONTHS(&quot;6/1/2012&quot;;[.G23];0)" office:value-type="float" office:value="9">
            <text:p>T0+9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9" table:formula="of:=IF(EXACT(LEFT([.F24];2);&quot;O7&quot;); &quot;←&quot;; &quot;→&quot;)" office:value-type="string" office:string-value="→">
            <text:p>→</text:p>
          </table:table-cell>
          <table:table-cell table:style-name="ce9" office:value-type="string">
            <text:p>Those sufficient elements of WP4 V&amp;V Plan to evaluate tools</text:p>
          </table:table-cell>
          <table:table-cell table:style-name="ce31" office:value-type="date" office:date-value="2013-03-01">
            <text:p>Mar-2013</text:p>
          </table:table-cell>
          <table:table-cell table:style-name="ce19" table:formula="of:=ORG.OPENOFFICE.MONTHS(&quot;6/1/2012&quot;;[.G24];0)" office:value-type="float" office:value="9">
            <text:p>T0+9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5];2);&quot;O7&quot;); &quot;←&quot;; &quot;→&quot;)" office:value-type="string" office:string-value="←">
            <text:p>←</text:p>
          </table:table-cell>
          <table:table-cell table:style-name="ce10" office:value-type="string">
            <text:p>O7.2.6 V&amp;V tool choice</text:p>
          </table:table-cell>
          <table:table-cell table:style-name="ce30" office:value-type="date" office:date-value="2013-06-01">
            <text:p>Jun-2013</text:p>
          </table:table-cell>
          <table:table-cell table:style-name="ce20" table:formula="of:=ORG.OPENOFFICE.MONTHS(&quot;6/1/2012&quot;;[.G25];0)" office:value-type="float" office:value="12">
            <text:p>T0+12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9" table:formula="of:=IF(EXACT(LEFT([.F26];2);&quot;O7&quot;); &quot;←&quot;; &quot;→&quot;)" office:value-type="string" office:string-value="←">
            <text:p>←</text:p>
          </table:table-cell>
          <table:table-cell table:style-name="ce9" office:value-type="string">
            <text:p>O7.2.7 Test automation tool choice with experience report</text:p>
          </table:table-cell>
          <table:table-cell table:style-name="ce31" office:value-type="date" office:date-value="2013-06-01">
            <text:p>Jun-2013</text:p>
          </table:table-cell>
          <table:table-cell table:style-name="ce19" table:formula="of:=ORG.OPENOFFICE.MONTHS(&quot;6/1/2012&quot;;[.G26];0)" office:value-type="float" office:value="12">
            <text:p>T0+12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8" office:value-type="string">
            <text:p>T7.2.5</text:p>
          </table:table-cell>
          <table:table-cell table:style-name="ce8" office:value-type="string">
            <text:p>Safety analyses Tools</text:p>
          </table:table-cell>
          <table:table-cell table:style-name="ce8" table:number-columns-repeated="2"/>
          <table:table-cell table:style-name="ce27" office:value-type="float" office:value="6">
            <text:p>6 months</text:p>
          </table:table-cell>
          <table:table-cell table:style-name="ce18" table:formula="of:=MIN([.G28:.G30])" office:value-type="date" office:date-value="2013-03-01">
            <text:p>Mar-2013</text:p>
          </table:table-cell>
          <table:table-cell table:style-name="ce21" table:formula="of:=MAX([.G28:.G30])" office:value-type="date" office:date-value="2013-09-01">
            <text:p><text:s/>- Sep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8];2);&quot;O7&quot;); &quot;←&quot;; &quot;→&quot;)" office:value-type="string" office:string-value="→">
            <text:p>→</text:p>
          </table:table-cell>
          <table:table-cell table:style-name="ce26" office:value-type="string">
            <text:p>WP2 Requirements</text:p>
          </table:table-cell>
          <table:table-cell table:style-name="ce31" office:value-type="date" office:date-value="2013-03-01">
            <text:p>Mar-2013</text:p>
          </table:table-cell>
          <table:table-cell table:style-name="ce19" table:formula="of:=ORG.OPENOFFICE.MONTHS(&quot;6/1/2012&quot;;[.G28];0)" office:value-type="float" office:value="9">
            <text:p>T0+9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29];2);&quot;O7&quot;); &quot;←&quot;; &quot;→&quot;)" office:value-type="string" office:string-value="→">
            <text:p>→</text:p>
          </table:table-cell>
          <table:table-cell table:style-name="ce25" office:value-type="string">
            <text:p>Those sufficient elements of WP4 Safety case to evaluate tools</text:p>
          </table:table-cell>
          <table:table-cell table:style-name="ce30" office:value-type="date" office:date-value="2013-04-01">
            <text:p>Apr-2013</text:p>
          </table:table-cell>
          <table:table-cell table:style-name="ce20" table:formula="of:=ORG.OPENOFFICE.MONTHS(&quot;6/1/2012&quot;;[.G29];0)" office:value-type="float" office:value="10">
            <text:p>T0+10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30];2);&quot;O7&quot;); &quot;←&quot;; &quot;→&quot;)" office:value-type="string" office:string-value="←">
            <text:p>←</text:p>
          </table:table-cell>
          <table:table-cell table:style-name="ce9" office:value-type="string">
            <text:p>O7.2.8 Safety analyses tools choices</text:p>
          </table:table-cell>
          <table:table-cell table:style-name="ce31" office:value-type="date" office:date-value="2013-09-01">
            <text:p>Sep-2013</text:p>
          </table:table-cell>
          <table:table-cell table:style-name="ce19" table:formula="of:=ORG.OPENOFFICE.MONTHS(&quot;6/1/2012&quot;;[.G30];0)" office:value-type="float" office:value="15">
            <text:p>T0+15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P7.3" table:style-name="ta1" table:print-ranges="'WP7.3'.A1:'WP7.3'.I34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4" table:default-cell-style-name="ce6"/>
        <table:table-column table:style-name="co9" table:default-cell-style-name="ce6"/>
        <table:table-column table:style-name="co11" table:default-cell-style-name="ce6"/>
        <table:table-column table:style-name="co18" table:default-cell-style-name="ce6"/>
        <table:table-column table:style-name="co19" table:default-cell-style-name="ce33"/>
        <table:table-column table:style-name="co10" table:number-columns-repeated="1015" table:default-cell-style-name="ce6"/>
        <table:table-row table:style-name="ro1">
          <table:table-cell table:style-name="ce5"/>
          <table:table-cell table:style-name="ce7" office:value-type="string">
            <text:p>T7.3</text:p>
          </table:table-cell>
          <table:table-cell table:style-name="ce7"/>
          <table:table-cell table:style-name="ce7" office:value-type="string">
            <text:p>Define and Develop Tool Chain</text:p>
          </table:table-cell>
          <table:table-cell table:style-name="ce7" table:number-columns-repeated="4"/>
          <table:table-cell table:style-name="ce32" office:value-type="string">
            <text:p>Complete?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1</text:p>
          </table:table-cell>
          <table:table-cell table:style-name="ce8" office:value-type="string">
            <text:p>Overall Tool Architecture</text:p>
          </table:table-cell>
          <table:table-cell table:style-name="ce8" table:number-columns-repeated="2"/>
          <table:table-cell table:style-name="ce35" office:value-type="float" office:value="6">
            <text:p>6 months</text:p>
          </table:table-cell>
          <table:table-cell table:style-name="ce18" table:formula="of:=MIN([.G3:.G11])" office:value-type="date" office:date-value="2013-03-01">
            <text:p>Mar-2013</text:p>
          </table:table-cell>
          <table:table-cell table:style-name="ce21" table:formula="of:=MAX([.G3:.G11])" office:value-type="date" office:date-value="2013-09-01">
            <text:p><text:s/>- Sep-2013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9" office:value-type="string">
            <text:p>I:O7.1.1: Formal Model representing the sample spec, one for each candidate</text:p>
          </table:table-cell>
          <table:table-cell table:style-name="ce36" office:value-type="date" office:date-value="2013-03-01">
            <text:p>Mar-2013</text:p>
          </table:table-cell>
          <table:table-cell table:style-name="ce19" table:formula="of:=ORG.OPENOFFICE.MONTHS(&quot;6/1/2012&quot;;[.G3];0)" office:value-type="float" office:value="9">
            <text:p>T0+9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I:O7.1.4 Decision on the final means of description</text:p>
            <text:p>choice(s)</text:p>
          </table:table-cell>
          <table:table-cell table:style-name="ce37" office:value-type="date" office:date-value="2013-05-01">
            <text:p>May-2013</text:p>
          </table:table-cell>
          <table:table-cell table:style-name="ce20" table:formula="of:=ORG.OPENOFFICE.MONTHS(&quot;6/1/2012&quot;;[.G4];0)" office:value-type="float" office:value="11">
            <text:p>T0+11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24" office:value-type="string">
            <text:p>I:O7.1.3: Evaluation of the models against the WP2 requirements</text:p>
          </table:table-cell>
          <table:table-cell table:style-name="ce36" office:value-type="date" office:date-value="2013-04-01">
            <text:p>Apr-2013</text:p>
          </table:table-cell>
          <table:table-cell table:style-name="ce19" table:formula="of:=ORG.OPENOFFICE.MONTHS(&quot;6/1/2012&quot;;[.G5];0)" office:value-type="float" office:value="10">
            <text:p>T0+10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I:O7.1.8 Decision on the final tool choice(s)</text:p>
          </table:table-cell>
          <table:table-cell table:style-name="ce38" office:value-type="date" office:date-value="2013-06-13">
            <text:p>Jun-2013</text:p>
          </table:table-cell>
          <table:table-cell table:style-name="ce20" table:formula="of:=ORG.OPENOFFICE.MONTHS(&quot;6/1/2012&quot;;[.G6];0)" office:value-type="float" office:value="12">
            <text:p>T0+12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9" office:value-type="string">
            <text:p>I:O7.1.11: Selection of Tool Platform</text:p>
          </table:table-cell>
          <table:table-cell table:style-name="ce39" office:value-type="date" office:date-value="2013-05-01">
            <text:p>May-2013</text:p>
          </table:table-cell>
          <table:table-cell table:style-name="ce19" table:formula="of:=ORG.OPENOFFICE.MONTHS(&quot;6/1/2012&quot;;[.G7];0)" office:value-type="float" office:value="11">
            <text:p>T0+11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I:O7.2.6: Verification and test tool choice(s)</text:p>
          </table:table-cell>
          <table:table-cell table:style-name="ce38" office:value-type="date" office:date-value="2013-06-01">
            <text:p>Jun-2013</text:p>
          </table:table-cell>
          <table:table-cell table:style-name="ce20" table:formula="of:=ORG.OPENOFFICE.MONTHS(&quot;6/1/2012&quot;;[.G8];0)" office:value-type="float" office:value="12">
            <text:p>T0+12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9" office:value-type="string">
            <text:p>O7.3.1 Tool chain development plan (or equivalent)</text:p>
          </table:table-cell>
          <table:table-cell table:style-name="ce39" office:value-type="date" office:date-value="2013-07-01">
            <text:p>Jul-2013</text:p>
          </table:table-cell>
          <table:table-cell table:style-name="ce19" table:formula="of:=ORG.OPENOFFICE.MONTHS(&quot;6/1/2012&quot;;[.G9];0)" office:value-type="float" office:value="13">
            <text:p>T0+13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office:value-type="string">
            <text:p>←</text:p>
          </table:table-cell>
          <table:table-cell table:style-name="ce10" office:value-type="string">
            <text:p>O7.3.2 Specification of tool interoperability mechanisms</text:p>
          </table:table-cell>
          <table:table-cell table:style-name="ce38" office:value-type="date" office:date-value="2013-07-01">
            <text:p>Jul-2013</text:p>
          </table:table-cell>
          <table:table-cell table:style-name="ce20" table:formula="of:=ORG.OPENOFFICE.MONTHS(&quot;6/1/2012&quot;;[.G10];0)" office:value-type="float" office:value="13">
            <text:p>T0+13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9" office:value-type="string">
            <text:p>O7.3.3 Safety Plan (or equivalent)</text:p>
          </table:table-cell>
          <table:table-cell table:style-name="ce39" office:value-type="date" office:date-value="2013-09-01">
            <text:p>Sep-2013</text:p>
          </table:table-cell>
          <table:table-cell table:style-name="ce19" table:formula="of:=ORG.OPENOFFICE.MONTHS(&quot;6/1/2012&quot;;[.G11];0)" office:value-type="float" office:value="15">
            <text:p>T0+15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8" office:value-type="string">
            <text:p>T7.3.2</text:p>
          </table:table-cell>
          <table:table-cell table:style-name="ce8" office:value-type="string">
            <text:p>Development Infrastructure</text:p>
          </table:table-cell>
          <table:table-cell table:style-name="ce8" table:number-columns-repeated="2"/>
          <table:table-cell table:style-name="ce35" office:value-type="float" office:value="5">
            <text:p>5 months</text:p>
          </table:table-cell>
          <table:table-cell table:style-name="ce18" table:formula="of:=MIN([.G13:.G18])" office:value-type="date" office:date-value="2013-06-01">
            <text:p>Jun-2013</text:p>
          </table:table-cell>
          <table:table-cell table:style-name="ce21" table:formula="of:=MAX([.G13:.G18])" office:value-type="date" office:date-value="2013-11-01">
            <text:p><text:s/>- Nov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3];2);&quot;O7&quot;); &quot;←&quot;; &quot;→&quot;)" office:value-type="string" office:string-value="→">
            <text:p>→</text:p>
          </table:table-cell>
          <table:table-cell table:style-name="ce34" office:value-type="string">
            <text:p>WP2: Definition of method / process</text:p>
          </table:table-cell>
          <table:table-cell table:style-name="ce39" office:value-type="date" office:date-value="2013-06-01">
            <text:p>Jun-2013</text:p>
          </table:table-cell>
          <table:table-cell table:style-name="ce19" table:formula="of:=ORG.OPENOFFICE.MONTHS(&quot;6/1/2012&quot;;[.G13];0)" office:value-type="float" office:value="12">
            <text:p>T0+12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14];2);&quot;O7&quot;); &quot;←&quot;; &quot;→&quot;)" office:value-type="string" office:string-value="→">
            <text:p>→</text:p>
          </table:table-cell>
          <table:table-cell table:style-name="ce25" office:value-type="string">
            <text:p>I:O7.2.5: Captured and organised designer</text:p>
            <text:p>requirements</text:p>
          </table:table-cell>
          <table:table-cell table:style-name="ce38" office:value-type="date" office:date-value="2013-09-01">
            <text:p>Sep-2013</text:p>
          </table:table-cell>
          <table:table-cell table:style-name="ce20" table:formula="of:=ORG.OPENOFFICE.MONTHS(&quot;6/1/2012&quot;;[.G14];0)" office:value-type="float" office:value="15">
            <text:p>T0+15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5];2);&quot;O7&quot;); &quot;←&quot;; &quot;→&quot;)" office:value-type="string" office:string-value="→">
            <text:p>→</text:p>
          </table:table-cell>
          <table:table-cell table:style-name="ce9" office:value-type="string">
            <text:p>WP1-7: Feedback from project partners (All WPS)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10">
          <table:table-cell table:style-name="ce5" table:number-columns-repeated="4"/>
          <table:table-cell table:style-name="ce10" table:formula="of:=IF(EXACT(LEFT([.F16];2);&quot;O7&quot;); &quot;←&quot;; &quot;→&quot;)" office:value-type="string" office:string-value="←">
            <text:p>←</text:p>
          </table:table-cell>
          <table:table-cell table:style-name="ce10" office:value-type="string">
            <text:p>O7.3.3 Specification of primary and support tool chain architecture and its embedding into the platform</text:p>
          </table:table-cell>
          <table:table-cell table:style-name="ce38" office:value-type="date" office:date-value="2013-10-01">
            <text:p>Oct-2013</text:p>
          </table:table-cell>
          <table:table-cell table:style-name="ce20" table:formula="of:=ORG.OPENOFFICE.MONTHS(&quot;6/1/2012&quot;;[.G16];0)" office:value-type="float" office:value="16">
            <text:p>T0+16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7];2);&quot;O7&quot;); &quot;←&quot;; &quot;→&quot;)" office:value-type="string" office:string-value="←">
            <text:p>←</text:p>
          </table:table-cell>
          <table:table-cell table:style-name="ce9" office:value-type="string">
            <text:p>O7.3.4 Infrastructure evolution strategy</text:p>
          </table:table-cell>
          <table:table-cell table:style-name="ce39" office:value-type="date" office:date-value="2013-11-01">
            <text:p>Nov-2013</text:p>
          </table:table-cell>
          <table:table-cell table:style-name="ce19" table:formula="of:=ORG.OPENOFFICE.MONTHS(&quot;6/1/2012&quot;;[.G17];0)" office:value-type="float" office:value="17">
            <text:p>T0+17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18];2);&quot;O7&quot;); &quot;←&quot;; &quot;→&quot;)" office:value-type="string" office:string-value="←">
            <text:p>←</text:p>
          </table:table-cell>
          <table:table-cell table:style-name="ce10" office:value-type="string">
            <text:p>O7.3.5 Tool chain infrastructure maintenance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3</text:p>
          </table:table-cell>
          <table:table-cell table:style-name="ce8" office:value-type="string">
            <text:p>Decomposition and Distribution of work</text:p>
          </table:table-cell>
          <table:table-cell table:style-name="ce8" table:number-columns-repeated="2"/>
          <table:table-cell table:style-name="ce35" office:value-type="float" office:value="7">
            <text:p>7 months</text:p>
          </table:table-cell>
          <table:table-cell table:style-name="ce18" table:formula="of:=MIN([.G20:.G26])" office:value-type="date" office:date-value="2013-05-13">
            <text:p>May-2013</text:p>
          </table:table-cell>
          <table:table-cell table:style-name="ce21" table:formula="of:=MAX([.G20:.G26])" office:value-type="date" office:date-value="2014-01-01">
            <text:p><text:s/>- Jan-2014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0];2);&quot;O7&quot;); &quot;←&quot;; &quot;→&quot;)" office:value-type="string" office:string-value="→">
            <text:p>→</text:p>
          </table:table-cell>
          <table:table-cell table:style-name="ce9" office:value-type="string">
            <text:p>I:O7.1.8 Decision on the final tool choice(s)</text:p>
          </table:table-cell>
          <table:table-cell table:style-name="ce39" office:value-type="date" office:date-value="2013-06-01">
            <text:p>Jun-2013</text:p>
          </table:table-cell>
          <table:table-cell table:style-name="ce42" table:formula="of:=ORG.OPENOFFICE.MONTHS(&quot;6/1/2012&quot;;[.G20];0)" office:value-type="float" office:value="12">
            <text:p>T0+12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1];2);&quot;O7&quot;); &quot;←&quot;; &quot;→&quot;)" office:value-type="string" office:string-value="→">
            <text:p>→</text:p>
          </table:table-cell>
          <table:table-cell table:style-name="ce25" office:value-type="string">
            <text:p>I:O7.1.11: Selection of Tool Platform</text:p>
          </table:table-cell>
          <table:table-cell table:style-name="ce38" office:value-type="date" office:date-value="2013-05-13">
            <text:p>May-2013</text:p>
          </table:table-cell>
          <table:table-cell table:style-name="ce20" table:formula="of:=ORG.OPENOFFICE.MONTHS(&quot;6/1/2012&quot;;[.G21];0)" office:value-type="float" office:value="11">
            <text:p>T0+11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2];2);&quot;O7&quot;); &quot;←&quot;; &quot;→&quot;)" office:value-type="string" office:string-value="→">
            <text:p>→</text:p>
          </table:table-cell>
          <table:table-cell table:style-name="ce9" office:value-type="string">
            <text:p>I:O7.3.4: Infrastructure evolution strategy </text:p>
          </table:table-cell>
          <table:table-cell table:style-name="ce39" office:value-type="date" office:date-value="2013-11-01">
            <text:p>Nov-2013</text:p>
          </table:table-cell>
          <table:table-cell table:style-name="ce42" table:formula="of:=ORG.OPENOFFICE.MONTHS(&quot;6/1/2012&quot;;[.G22];0)" office:value-type="float" office:value="17">
            <text:p>T0+17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23];2);&quot;O7&quot;); &quot;←&quot;; &quot;→&quot;)" office:value-type="string" office:string-value="→">
            <text:p>→</text:p>
          </table:table-cell>
          <table:table-cell table:style-name="ce10" office:value-type="string">
            <text:p>WP1-7: Bugs report and feedback from project partners (All WPS) </text:p>
          </table:table-cell>
          <table:table-cell table:style-name="ce40" office:value-type="string">
            <text:p>continuous</text:p>
          </table:table-cell>
          <table:table-cell table:style-name="ce20"/>
          <table:table-cell table:style-name="ce23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4];2);&quot;O7&quot;); &quot;←&quot;; &quot;→&quot;)" office:value-type="string" office:string-value="←">
            <text:p>←</text:p>
          </table:table-cell>
          <table:table-cell table:style-name="ce9" office:value-type="string">
            <text:p>O7.3.6 Tool chain qualification test suite</text:p>
          </table:table-cell>
          <table:table-cell table:style-name="ce39" office:value-type="date" office:date-value="2013-12-01">
            <text:p>Dec-2013</text:p>
          </table:table-cell>
          <table:table-cell table:style-name="ce42" table:formula="of:=ORG.OPENOFFICE.MONTHS(&quot;6/1/2012&quot;;[.G24];0)" office:value-type="float" office:value="18">
            <text:p>T0+18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25];2);&quot;O7&quot;); &quot;←&quot;; &quot;→&quot;)" office:value-type="string" office:string-value="←">
            <text:p>←</text:p>
          </table:table-cell>
          <table:table-cell table:style-name="ce10" office:value-type="string">
            <text:p>O7.3.7 Tool chain maintenance and debug &amp; continuously</text:p>
          </table:table-cell>
          <table:table-cell table:style-name="ce40" office:value-type="string">
            <text:p>continuous</text:p>
          </table:table-cell>
          <table:table-cell table:style-name="ce20"/>
          <table:table-cell table:style-name="ce23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D </text:p>
          </table:table-cell>
          <table:table-cell table:style-name="ce9" office:value-type="string">
            <text:p>Tool Chain Qualification Process Description</text:p>
          </table:table-cell>
          <table:table-cell table:style-name="ce39" office:value-type="date" office:date-value="2014-01-01">
            <text:p>Jan-2014</text:p>
          </table:table-cell>
          <table:table-cell table:style-name="ce42"/>
          <table:table-cell table:style-name="ce22"/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4</text:p>
          </table:table-cell>
          <table:table-cell table:style-name="ce8" office:value-type="string">
            <text:p>Tool chain development</text:p>
          </table:table-cell>
          <table:table-cell table:style-name="ce8" table:number-columns-repeated="2"/>
          <table:table-cell table:style-name="ce35" office:value-type="float" office:value="5">
            <text:p>5 months</text:p>
          </table:table-cell>
          <table:table-cell table:style-name="ce18" table:formula="of:=MIN([.G28:.G34])" office:value-type="date" office:date-value="2013-07-01">
            <text:p>Jul-2013</text:p>
          </table:table-cell>
          <table:table-cell table:style-name="ce21" table:formula="of:=MAX([.G28:.G34])" office:value-type="date" office:date-value="2013-12-01">
            <text:p><text:s/>- Dec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8];2);&quot;O7&quot;); &quot;←&quot;; &quot;→&quot;)" office:value-type="string" office:string-value="→">
            <text:p>→</text:p>
          </table:table-cell>
          <table:table-cell table:style-name="ce26" office:value-type="string">
            <text:p>I:O7.3.1 Tool chain development plan (or equivalent)</text:p>
          </table:table-cell>
          <table:table-cell table:style-name="ce39" office:value-type="date" office:date-value="2013-07-01">
            <text:p>Jul-2013</text:p>
          </table:table-cell>
          <table:table-cell table:style-name="ce19" table:formula="of:=ORG.OPENOFFICE.MONTHS(&quot;6/1/2012&quot;;[.G28];0)" office:value-type="float" office:value="13">
            <text:p>T0+13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29];2);&quot;O7&quot;); &quot;←&quot;; &quot;→&quot;)" office:value-type="string" office:string-value="→">
            <text:p>→</text:p>
          </table:table-cell>
          <table:table-cell table:style-name="ce25" office:value-type="string">
            <text:p>I:O7.3.2 Specification of tool interoperability mechanisms</text:p>
          </table:table-cell>
          <table:table-cell table:style-name="ce38" office:value-type="date" office:date-value="2013-07-01">
            <text:p>Jul-2013</text:p>
          </table:table-cell>
          <table:table-cell table:style-name="ce20" table:formula="of:=ORG.OPENOFFICE.MONTHS(&quot;6/1/2012&quot;;[.G29];0)" office:value-type="float" office:value="13">
            <text:p>T0+13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30];2);&quot;O7&quot;); &quot;←&quot;; &quot;→&quot;)" office:value-type="string" office:string-value="→">
            <text:p>→</text:p>
          </table:table-cell>
          <table:table-cell table:style-name="ce9" office:value-type="string">
            <text:p>I:O7.3.4: Infrastructure evolution strategy </text:p>
          </table:table-cell>
          <table:table-cell table:style-name="ce39" office:value-type="date" office:date-value="2013-11-01">
            <text:p>Nov-2013</text:p>
          </table:table-cell>
          <table:table-cell table:style-name="ce19" table:formula="of:=ORG.OPENOFFICE.MONTHS(&quot;6/1/2012&quot;;[.G30];0)" office:value-type="float" office:value="17">
            <text:p>T0+17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31];2);&quot;O7&quot;); &quot;←&quot;; &quot;→&quot;)" office:value-type="string" office:string-value="→">
            <text:p>→</text:p>
          </table:table-cell>
          <table:table-cell table:style-name="ce25" office:value-type="string">
            <text:p>I:O7.3.6 Tool chain qualification test suite</text:p>
          </table:table-cell>
          <table:table-cell table:style-name="ce38" office:value-type="date" office:date-value="2013-12-01">
            <text:p>Dec-2013</text:p>
          </table:table-cell>
          <table:table-cell table:style-name="ce20" table:formula="of:=ORG.OPENOFFICE.MONTHS(&quot;6/1/2012&quot;;[.G31];0)" office:value-type="float" office:value="18">
            <text:p>T0+18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9" table:formula="of:=IF(EXACT(LEFT([.F32];2);&quot;O7&quot;); &quot;←&quot;; &quot;→&quot;)" office:value-type="string" office:string-value="→">
            <text:p>→</text:p>
          </table:table-cell>
          <table:table-cell table:style-name="ce9" office:value-type="string">
            <text:p>WP1-7: Bugs report and feedback from project partners (All WPS)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33];2);&quot;O7&quot;); &quot;←&quot;; &quot;→&quot;)" office:value-type="string" office:string-value="←">
            <text:p>←</text:p>
          </table:table-cell>
          <table:table-cell table:style-name="ce10" office:value-type="string">
            <text:p>O7.3.8 Tool chain releases &amp; follow the scrum</text:p>
          </table:table-cell>
          <table:table-cell table:style-name="ce41" office:value-type="string">
            <text:p>continuous</text:p>
          </table:table-cell>
          <table:table-cell table:style-name="ce41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D </text:p>
          </table:table-cell>
          <table:table-cell table:style-name="ce9" office:value-type="string">
            <text:p>Tool chain first release</text:p>
          </table:table-cell>
          <table:table-cell table:style-name="ce39" office:value-type="date" office:date-value="2013-07-01">
            <text:p>Jul-2013</text:p>
          </table:table-cell>
          <table:table-cell table:style-name="ce42" table:formula="of:=ORG.OPENOFFICE.MONTHS(&quot;6/1/2012&quot;;[.G34];0)" office:value-type="float" office:value="13">
            <text:p>T0+13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P7.4" table:style-name="ta1" table:print-ranges="'WP7.4'.A1:'WP7.4'.I12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20" table:default-cell-style-name="ce6"/>
        <table:table-column table:style-name="co7" table:default-cell-style-name="ce6"/>
        <table:table-column table:style-name="co21" table:default-cell-style-name="ce6"/>
        <table:table-column table:style-name="co9" table:default-cell-style-name="ce6"/>
        <table:table-column table:style-name="co11" table:default-cell-style-name="ce6"/>
        <table:table-column table:style-name="co22" table:default-cell-style-name="ce6"/>
        <table:table-column table:style-name="co11" table:default-cell-style-name="ce33"/>
        <table:table-column table:style-name="co10" table:number-columns-repeated="1015" table:default-cell-style-name="ce6"/>
        <table:table-row table:style-name="ro1">
          <table:table-cell table:style-name="ce5"/>
          <table:table-cell table:style-name="ce7" office:value-type="string">
            <text:p>T7.4</text:p>
          </table:table-cell>
          <table:table-cell table:style-name="ce7"/>
          <table:table-cell table:style-name="ce7" office:value-type="string">
            <text:p>Develop Open Source Ecosystem</text:p>
          </table:table-cell>
          <table:table-cell table:style-name="ce7" table:number-columns-repeated="4"/>
          <table:table-cell table:style-name="ce32" office:value-type="string">
            <text:p>Complete?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table:number-columns-repeated="4"/>
          <table:table-cell table:style-name="ce49" office:value-type="float" office:value="12">
            <text:p>12 months</text:p>
          </table:table-cell>
          <table:table-cell table:style-name="ce18" table:formula="of:=MIN([.G3:.G12])" office:value-type="date" office:date-value="2012-08-01">
            <text:p>Aug-2012</text:p>
          </table:table-cell>
          <table:table-cell table:style-name="ce18" table:formula="of:=MAX([.G3:.G12])" office:value-type="date" office:date-value="2013-08-01">
            <text:p>Aug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43" office:value-type="string">
            <text:p><text:span text:style-name="T3">O</text:span><text:span text:style-name="T4">7.4.1 </text:span></text:p>
          </table:table-cell>
          <table:table-cell table:style-name="ce9" office:value-type="string">
            <text:p>Feedback from project partners (All WPS)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WP1: Requirements for the open source ecosystem</text:p>
          </table:table-cell>
          <table:table-cell table:style-name="ce41" office:value-type="string">
            <text:p>continuous</text:p>
          </table:table-cell>
          <table:table-cell table:style-name="ce41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24" office:value-type="string">
            <text:p>WP1: Legal decisions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48" office:value-type="string">
            <text:p>←</text:p>
          </table:table-cell>
          <table:table-cell table:style-name="ce10" office:value-type="string">
            <text:p>O7.4.1 Initial proposal for license model</text:p>
          </table:table-cell>
          <table:table-cell table:style-name="ce50" office:value-type="date" office:date-value="2012-08-01">
            <text:p>Aug-2012</text:p>
          </table:table-cell>
          <table:table-cell table:style-name="ce20" table:formula="of:=ORG.OPENOFFICE.MONTHS(&quot;6/1/2012&quot;;[.G6];0)" office:value-type="float" office:value="2">
            <text:p>T0+2</text:p>
          </table:table-cell>
          <table:table-cell table:style-name="ce23" office:value-type="string">
            <text:p>yes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9" office:value-type="string">
            <text:p>O7.4.2 Initial proposal for open source development process</text:p>
          </table:table-cell>
          <table:table-cell table:style-name="ce51" office:value-type="date" office:date-value="2012-08-01">
            <text:p>Aug-2012</text:p>
          </table:table-cell>
          <table:table-cell table:style-name="ce55" table:formula="of:=ORG.OPENOFFICE.MONTHS(&quot;6/1/2012&quot;;[.G7];0)" office:value-type="float" office:value="2">
            <text:p>T0+2</text:p>
          </table:table-cell>
          <table:table-cell table:style-name="ce57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48" office:value-type="string">
            <text:p>←</text:p>
          </table:table-cell>
          <table:table-cell table:style-name="ce10" office:value-type="string">
            <text:p>O7.4.3 Initial proposal for infrastructure and tools</text:p>
          </table:table-cell>
          <table:table-cell table:style-name="ce52" office:value-type="date" office:date-value="2012-08-01">
            <text:p>Aug-2012</text:p>
          </table:table-cell>
          <table:table-cell table:style-name="ce56" table:formula="of:=ORG.OPENOFFICE.MONTHS(&quot;6/1/2012&quot;;[.G8];0)" office:value-type="float" office:value="2">
            <text:p>T0+2</text:p>
          </table:table-cell>
          <table:table-cell table:style-name="ce58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9" office:value-type="string">
            <text:p>O7.4.4 Adaptation of license model</text:p>
          </table:table-cell>
          <table:table-cell table:style-name="ce53" office:value-type="string">
            <text:p>continuous</text:p>
          </table:table-cell>
          <table:table-cell table:style-name="ce53" table:number-columns-repeated="2"/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48" office:value-type="string">
            <text:p>←</text:p>
          </table:table-cell>
          <table:table-cell table:style-name="ce10" office:value-type="string">
            <text:p>O7.4.5 Adaptation of open source development process</text:p>
          </table:table-cell>
          <table:table-cell table:style-name="ce54" office:value-type="string">
            <text:p>continuous</text:p>
          </table:table-cell>
          <table:table-cell table:style-name="ce54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9" office:value-type="string">
            <text:p>O7.4.6 Adaptation of infrastructure and tools</text:p>
          </table:table-cell>
          <table:table-cell table:style-name="ce53" office:value-type="string">
            <text:p>continuous</text:p>
          </table:table-cell>
          <table:table-cell table:style-name="ce53" table:number-columns-repeated="2"/>
          <table:table-cell table:number-columns-repeated="1015"/>
        </table:table-row>
        <table:table-row table:style-name="ro11">
          <table:table-cell table:style-name="ce5" table:number-columns-repeated="4"/>
          <table:table-cell table:style-name="ce10" office:value-type="string">
            <text:p>D </text:p>
          </table:table-cell>
          <table:table-cell table:style-name="ce10" office:value-type="string">
            <text:p>Ecosystem Artefacts:</text:p>
            <text:p>- Proposed Terms of use</text:p>
            <text:p>- Proposed Committer Agreements</text:p>
            <text:p>- Proposed IP Policy </text:p>
            <text:p>- Proposed Development Process Description</text:p>
            <text:p>- Development Process Guidelines</text:p>
            <text:p>- Infrastructure Documentation</text:p>
            <text:p>- Infrastructure Template</text:p>
            <text:p>- Evolution Report of previous Deliverables</text:p>
          </table:table-cell>
          <table:table-cell table:style-name="ce52" office:value-type="date" office:date-value="2013-08-01">
            <text:p>Aug-2013</text:p>
          </table:table-cell>
          <table:table-cell table:style-name="ce56" table:formula="of:=ORG.OPENOFFICE.MONTHS(&quot;6/1/2012&quot;;[.G12];0)" office:value-type="float" office:value="14">
            <text:p>T0+14</text:p>
          </table:table-cell>
          <table:table-cell table:style-name="ce58" office:value-type="string">
            <text:p>no</text:p>
          </table:table-cell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RUCTIONS" table:style-name="ta1">
        <table:table-column table:style-name="co16" table:default-cell-style-name="Default"/>
        <table:table-column table:style-name="co17" table:default-cell-style-name="ce47"/>
        <table:table-column table:style-name="co10" table:default-cell-style-name="Default"/>
        <table:table-row table:style-name="ro6">
          <table:table-cell table:style-name="ce44" office:value-type="string">
            <text:p>Instructions</text:p>
          </table:table-cell>
          <table:table-cell table:style-name="ce46"/>
          <table:table-cell table:style-name="ce45"/>
        </table:table-row>
        <table:table-row table:style-name="ro4">
          <table:table-cell table:style-name="ce45"/>
          <table:table-cell table:style-name="ce46" office:value-type="string">
            <text:p>- This spreadsheet lists the inputs, outputs and deliverables, grouped by Task</text:p>
          </table:table-cell>
          <table:table-cell table:style-name="ce45"/>
        </table:table-row>
        <table:table-row table:style-name="ro7">
          <table:table-cell table:style-name="ce45"/>
          <table:table-cell table:style-name="ce46" office:value-type="string">
            <text:p>- Every time you make changes, you must generate a PDF. <text:span text:style-name="T7">(</text:span>This PDF is incorporated into the DoW<text:span text:style-name="T7">)</text:span></text:p>
          </table:table-cell>
          <table:table-cell table:style-name="ce45"/>
        </table:table-row>
        <table:table-row table:style-name="ro4">
          <table:table-cell table:style-name="ce45"/>
          <table:table-cell table:style-name="ce46" office:value-type="string">
            <text:p>- Also regenerate the DoW (using Latex), to make sure it contains the updated information.</text:p>
          </table:table-cell>
          <table:table-cell table:style-name="ce45"/>
        </table:table-row>
        <table:table-row table:style-name="ro1">
          <table:table-cell table:style-name="ce45"/>
          <table:table-cell table:style-name="ce46"/>
          <table:table-cell table:style-name="ce45"/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number:date-style style:name="N123P0" style:volatile="true">
      <number:day/>
      <number:text>/</number:text>
      <number:month/>
      <number:text>/</number:text>
      <number:year/>
    </number:date-style>
    <number:text-style style:name="N123">
      <number:text-content/>
      <style:map style:condition="value()&gt;=0" style:apply-style-name="N123P0"/>
    </number:text-style>
    <number:date-style style:name="N124">
      <number:day number:style="long"/>
      <number:text>/</number:text>
      <number:month number:style="long"/>
      <number:text>/</number:text>
      <number:year/>
    </number:date-style>
    <number:date-style style:name="N125">
      <number:month number:textual="true"/>
      <number:text>-</number:text>
      <number:year number:style="long"/>
    </number:date-style>
    <number:number-style style:name="N126">
      <number:text>T+</number:text>
      <number:number number:decimal-places="0" number:min-integer-digits="1"/>
    </number:number-style>
    <number:number-style style:name="N127">
      <number:text>T0+</number:text>
      <number:number number:decimal-places="0" number:min-integer-digits="1"/>
    </number:number-style>
    <number:date-style style:name="N128">
      <number:text> - </number:text>
      <number:month number:textual="true"/>
      <number:text>-</number:text>
      <number:year number:style="long"/>
    </number:date-style>
    <number:number-style style:name="N129">
      <number:number number:decimal-places="0" number:min-integer-digits="1"/>
      <number:text> months</number:text>
    </number:number-style>
    <number:number-style style:name="N5120P0" style:volatile="true" number:language="en">
      <number:number number:decimal-places="0" number:min-integer-digits="1" number:grouping="true"/>
    </number:number-style>
    <number:number-style style:name="N5120" number:language="en">
      <number:text>-</number:text>
      <number:number number:decimal-places="0" number:min-integer-digits="1" number:grouping="true"/>
      <style:map style:condition="value()&gt;=0" style:apply-style-name="N5120P0"/>
    </number:number-style>
    <number:number-style style:name="N5121P0" style:volatile="true" number:language="en">
      <number:number number:decimal-places="0" number:min-integer-digits="1" number:grouping="true"/>
    </number:number-style>
    <number:number-style style:name="N5121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5121P0"/>
    </number:number-style>
    <number:number-style style:name="N5122P0" style:volatile="true" number:language="en">
      <number:number number:decimal-places="2" number:min-integer-digits="1" number:grouping="true"/>
    </number:number-style>
    <number:number-style style:name="N5122" number:language="en">
      <number:text>-</number:text>
      <number:number number:decimal-places="2" number:min-integer-digits="1" number:grouping="true"/>
      <style:map style:condition="value()&gt;=0" style:apply-style-name="N5122P0"/>
    </number:number-style>
    <number:number-style style:name="N5123P0" style:volatile="true" number:language="en">
      <number:number number:decimal-places="2" number:min-integer-digits="1" number:grouping="true"/>
    </number:number-style>
    <number:number-style style:name="N5123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5123P0"/>
    </number:number-style>
    <number:number-style style:name="N5127P0" style:volatile="true" number:language="en">
      <number:number number:decimal-places="0" number:min-integer-digits="1" number:grouping="true"/>
      <number:text> </number:text>
    </number:number-style>
    <number:number-style style:name="N5127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5127P2" style:volatile="true" number:language="en">
      <number:text> - </number:text>
    </number:number-style>
    <number:text-style style:name="N5127" number:language="en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en">
      <number:number number:decimal-places="2" number:min-integer-digits="1" number:grouping="true"/>
      <number:text> </number:text>
    </number:number-style>
    <number:number-style style:name="N5131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5131P2" style:volatile="true" number:language="en">
      <number:text> -</number:text>
      <number:number number:decimal-places="0" number:min-integer-digits="0"/>
      <number:text> </number:text>
    </number:number-style>
    <number:text-style style:name="N5131" number:language="en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time-style style:name="N5132" number:language="en">
      <number:minutes number:style="long"/>
      <number:text>:</number:text>
      <number:seconds number:style="long"/>
    </number:time-style>
    <number:time-style style:name="N5133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4" number:language="en">
      <number:minutes number:style="long"/>
      <number:text>:</number:text>
      <number:seconds number:style="long" number:decimal-places="1"/>
    </number:time-style>
    <number:number-style style:name="N5135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Yellow" style:family="table-cell" style:parent-style-name="Default">
      <style:table-cell-properties fo:background-color="#ffff00"/>
    </style:style>
    <style:style style:name="Red" style:family="table-cell" style:parent-style-name="Default">
      <style:table-cell-properties fo:background-color="#ff0000"/>
    </style:style>
    <style:style style:name="Completed" style:family="table-cell" style:parent-style-name="Default">
      <style:text-properties fo:color="#008000" style:text-line-through-style="solid"/>
    </style:style>
  </office:styles>
  <office:automatic-styles>
    <style:page-layout style:name="Mpm1">
      <style:page-layout-properties fo:page-width="6in" fo:page-height="6in" style:num-format="1" style:print-orientation="landscape" fo:margin="0in" fo:margin-top="0in" fo:margin-bottom="0in" fo:margin-left="0in" fo:margin-right="0in" style:shadow="none" style:scale-to-X="1" style:scale-to-Y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5T13:37:12</meta:creation-date>
    <dc:date>2013-01-17T09:21:01</dc:date>
    <meta:editing-duration>PT10H50M22S</meta:editing-duration>
    <meta:editing-cycles>80</meta:editing-cycles>
    <meta:generator>LibreOffice/3.5$MacOSX_x86 LibreOffice_project/165a79a-7059095-e13bb37-fef39a4-9503d18</meta:generator>
    <meta:document-statistic meta:table-count="5" meta:cell-count="477" meta:object-count="0"/>
    <meta:user-defined meta:name="qrichtext">1</meta:user-defined>
  </office:meta>
</office:document-meta>
</file>